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461b" officeooo:paragraph-rsid="00104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complex code</text:p>
      <text:p text:style-name="P1"/>
      <text:p text:style-name="P1">https://www.youtube.com/watch?v=az-MX_M11l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23:15:13.611415452</meta:creation-date>
    <dc:date>2021-11-20T23:15:39.693791805</dc:date>
    <meta:editing-duration>PT26S</meta:editing-duration>
    <meta:editing-cycles>1</meta:editing-cycles>
    <meta:generator>LibreOffice/7.0.6.2$Linux_X86_64 LibreOffice_project/00$Build-2</meta:generator>
    <meta:document-statistic meta:table-count="0" meta:image-count="0" meta:object-count="0" meta:page-count="1" meta:paragraph-count="2" meta:word-count="4" meta:character-count="60" meta:non-whitespace-character-count="58"/>
  </office:meta>
</office:document-meta>
</file>